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101c45" officeooo:paragraph-rsid="00101c45" fo:background-color="#fff200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2"><text:bookmark text:name="_g28kdv9d2w20"/>hello</text:p>
      <text:p text:style-name="P1"><text:bookmark text:name="_jdx1xnuqcxvn"/></text:p>
      <text:p text:style-name="P1"><text:bookmark text:name="_yokr6g66rwwt"/>2. What is Proper order of access modifier</text:p>
      <text:p text:style-name="P3"><text:bookmark text:name="_ag7kgxv5a8hk"/>a) private default protected public</text:p>
      <text:p text:style-name="P3"><text:bookmark text:name="_3je3ppyuf7r1"/>b) default private protected public</text:p>
      <text:p text:style-name="P3"><text:bookmark text:name="_ythb6vaxqtgw"/>c) public private default protected</text:p>
      <text:p text:style-name="P3"><text:bookmark text:name="_pi7j0c5yx0z1"/>d<text:span text:style-name="T3">) public private protected default</text:span>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4"><text:bookmark text:name="_y17p8rtg9d4d"/>A Autoboxing</text:p>
      <text:p text:style-name="P3"><text:bookmark text:name="_o3qjqrdq2v38"/>B Autounboxing</text:p>
      <text:p text:style-name="P3"><text:bookmark text:name="_wya8d9mxrbv9"/>C Autocasting</text:p>
      <text:p text:style-name="P3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6"><text:bookmark text:name="_ovwnt0ux6uav"/>A. test</text:p>
      <text:p text:style-name="P3"><text:bookmark text:name="_llxedlgcuaj3"/>B. null</text:p>
      <text:p text:style-name="P3"><text:bookmark text:name="_324bnrvia3cv"/>C. An exception is thrown at runtime.</text:p>
      <text:p text:style-name="P3"><text:bookmark text:name="_daotataqz4zy"/>D. Compilation fails because of an error in line 1.</text:p>
      <text:p text:style-name="P3"><text:bookmark text:name="_r18v8vwlw717"/>E. Compilation fails because of an error in line 4.</text:p>
      <text:p text:style-name="P3"><text:bookmark text:name="_94uu8nj30h5m"/>F. Compilation fails because of an error in line 5.</text:p>
      <text:p text:style-name="P3"><text:bookmark text:name="_jyccg1h240aq"/><text:soft-page-break/></text:p>
      <text:p text:style-name="P3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4"><text:bookmark text:name="_7nr5qcbgl17d"/>a)In the loop</text:p>
      <text:p text:style-name="P4"><text:bookmark text:name="_6nfvzp4516e7"/>In the loop</text:p>
      <text:p text:style-name="P3"><text:bookmark text:name="_pal08r8au7hr"/>b)In the loop</text:p>
      <text:p text:style-name="P3"><text:bookmark text:name="_kkil7qx4843i"/>c)none of the above</text:p>
      <text:p text:style-name="P3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3"><text:bookmark text:name="_m17wvmunsy0t"/>a)[A=1, b=2, c=3]</text:p>
      <text:p text:style-name="P3"><text:bookmark text:name="_iyxm445eed8s"/>b)[A=1, B=2, C=3]</text:p>
      <text:p text:style-name="P4"><text:bookmark text:name="_4atkjzcv40pn"/>c)will not execute</text:p>
      <text:p text:style-name="P3"><text:bookmark text:name="_u1zwhveag9mm"/></text:p>
      <text:p text:style-name="P3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4"><text:bookmark text:name="_mykvilsfmtwc"/>a)LinkedHashSet</text:p>
      <text:p text:style-name="P3"><text:bookmark text:name="_upsfgrih7c6j"/>b)TreeSet</text:p>
      <text:p text:style-name="P3"><text:bookmark text:name="_e8oo8xvgnugu"/>c)HashSet</text:p>
      <text:p text:style-name="P3"><text:bookmark text:name="_ulf2z9tjgps3"/></text:p>
      <text:p text:style-name="P3"><text:bookmark text:name="_rwi9mzy4s6fa"/></text:p>
      <text:p text:style-name="Standard"><text:bookmark text:name="_ab0g1d3ne98t"/>8. How can you retrieve information from a ResultSet?</text:p>
      <text:p text:style-name="P4"><text:bookmark text:name="_6bujr6b5k3o8"/>(a) By invoking the method get(..., String type) on the ResultSet, where type is the database</text:p>
      <text:p text:style-name="P4"><text:bookmark text:name="_tsjtjov555ll"/>type</text:p>
      <text:p text:style-name="P3"><text:bookmark text:name="_rj6exbtlsfk1"/>(b) By invoking the method get(..., Type type) on the ResultSet, where Type is an object</text:p>
      <text:p text:style-name="P3"><text:bookmark text:name="_3jowqomibl3l"/>which represents a database</text:p>
      <text:p text:style-name="P3"><text:bookmark text:name="_r2s01s573wy"/>type</text:p>
      <text:p text:style-name="P3"><text:bookmark text:name="_ukkeek5modk"/>(c) By invoking the method getValue(...), and cast the result to the desired Java type.</text:p>
      <text:p text:style-name="P3"><text:bookmark text:name="_iev4bq4csje"/>(d) By invoking the special getter methods on the ResultSet: getString(...), getBoolean (...),</text:p>
      <text:p text:style-name="P3"><text:bookmark text:name="_a3hu7n5xfkil"/>getClob(...),...</text:p>
      <text:p text:style-name="P3"><text:bookmark text:name="_9on0wtjwxhv0"/><text:soft-page-break/></text:p>
      <text:p text:style-name="P3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4"><text:bookmark text:name="_loxm0w5fu2cx"/>a) 100 John</text:p>
      <text:p text:style-name="P4"><text:bookmark text:name="_box5hs9fotl4"/>101 Paul</text:p>
      <text:p text:style-name="P4"><text:bookmark text:name="_g3iemzscbp4z"/>102 George</text:p>
      <text:p text:style-name="P4"><text:bookmark text:name="_fohs1ibeggls"/>103 Ringo</text:p>
      <text:p text:style-name="P3"><text:bookmark text:name="_v0tjib6s0yma"/>b)103 Ringo</text:p>
      <text:p text:style-name="P3"><text:bookmark text:name="_8ag6crea6tg2"/>102 George</text:p>
      <text:p text:style-name="P3"><text:bookmark text:name="_ilexicybrt9k"/>101 Paul</text:p>
      <text:p text:style-name="P3"><text:bookmark text:name="_chsudwruordm"/><text:soft-page-break/>100 John</text:p>
      <text:p text:style-name="P3"><text:bookmark text:name="_q59975624jvk"/>c)none of the above</text:p>
      <text:p text:style-name="P3"><text:bookmark text:name="_ualjgxto8jjf"/></text:p>
      <text:p text:style-name="P3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4"><text:bookmark text:name="_nrm82p7hspr0"/>a)100 John</text:p>
      <text:p text:style-name="P4"><text:bookmark text:name="_mp2g1txzfwri"/>101 George</text:p>
      <text:p text:style-name="P4"><text:bookmark text:name="_xvwa5853qd3v"/>102 Paul</text:p>
      <text:p text:style-name="P4"><text:bookmark text:name="_lsijzmlf3l5o"/><text:soft-page-break/>103 Ringo</text:p>
      <text:p text:style-name="P3"><text:bookmark text:name="_51xfj0uq6qos"/>b)a) 100 John</text:p>
      <text:p text:style-name="P3"><text:bookmark text:name="_q4m20qa1ve8m"/>101 Paul</text:p>
      <text:p text:style-name="P3"><text:bookmark text:name="_lc80pebai2rj"/>102 George</text:p>
      <text:p text:style-name="P3"><text:bookmark text:name="_mxwpleeq9bhd"/>103 Ringo</text:p>
      <text:p text:style-name="P3"><text:bookmark text:name="_ckb0buzc4bap"/>c)103 Ringo</text:p>
      <text:p text:style-name="P3"><text:bookmark text:name="_kwrt1pv6bh4n"/>102 George</text:p>
      <text:p text:style-name="P3"><text:bookmark text:name="_hzzwug9zjyl5"/>101 Paul</text:p>
      <text:p text:style-name="P3"><text:bookmark text:name="_ka2tuzixajs2"/>100 John</text:p>
      <text:p text:style-name="P3"><text:bookmark text:name="_yitogta3a3t3"/>d)none of the above</text:p>
      <text:p text:style-name="P3"><text:bookmark text:name="_wol59wlzy8ns"/></text:p>
      <text:p text:style-name="P3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3"><text:bookmark text:name="_st6z0ptfrv4t"/>A. [1, 2, 3, 5]</text:p>
      <text:p text:style-name="P3"><text:bookmark text:name="_3ch1q4srocfw"/>B. [2, 1, 3, 5]</text:p>
      <text:p text:style-name="P4"><text:bookmark text:name="_ftjrkqey0ze1"/>C. [2, 5, 3, 1]</text:p>
      <text:p text:style-name="P3"><text:bookmark text:name="_e8xsow2x7uuf"/>D. [5, 3, 2, 1]</text:p>
      <text:p text:style-name="P3"><text:bookmark text:name="_aymo5fm57hve"/>E. [1, 3, 5, 2]</text:p>
      <text:p text:style-name="P3"><text:bookmark text:name="_uvrxtdkg992l"/>F. Compilation fails.</text:p>
      <text:p text:style-name="P3"><text:bookmark text:name="_4z921d1mijb8"/>G. An exception is thrown at runtime.</text:p>
      <text:p text:style-name="P3"><text:bookmark text:name="_j2iz9n494op2"/></text:p>
      <text:p text:style-name="P3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3"><text:bookmark text:name="_6dvzy9e78x8l"/>A. Raccoon is-a Mammal.</text:p>
      <text:p text:style-name="P3"><text:bookmark text:name="_qcvl6ygn7o7n"/>B. Raccoon has-a Mammal.</text:p>
      <text:p text:style-name="P4"><text:bookmark text:name="_g1kcau3lb0te"/>C. BabyRaccoon is-a Mammal.</text:p>
      <text:p text:style-name="P3"><text:bookmark text:name="_n4eo1ffeytdb"/>D. BabyRaccoon is-a Raccoon.</text:p>
      <text:p text:style-name="P3"><text:bookmark text:name="_wgqw2kp02hu6"/>E. BabyRaccoon has-a Mammal.</text:p>
      <text:p text:style-name="P3"><text:bookmark text:name="_tr1k42u48ka"/>F. BabyRaccoon is-a BabyRaccoon.</text:p>
      <text:p text:style-name="P3"><text:bookmark text:name="_mbx5xqa9ljlf"/></text:p>
      <text:p text:style-name="P3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<text:soft-page-break/>a Dog"?</text:p>
      <text:p text:style-name="P3"><text:bookmark text:name="_rdgb08i3tnxf"/>A. class Man extends Dog { }</text:p>
      <text:p text:style-name="P3"><text:bookmark text:name="_9003y0xu1eq6"/>B. class Man implements Dog { }</text:p>
      <text:p text:style-name="P3"><text:bookmark text:name="_wpl76vpqzbry"/>C. class Man { private BestFriend dog; }</text:p>
      <text:p text:style-name="P4"><text:bookmark text:name="_dijq30q2pwv0"/>D. class Man { private Dog bestFriend; }</text:p>
      <text:p text:style-name="P3"><text:bookmark text:name="_1waotkdtokyy"/>E. class Man { private Dog&lt;bestFriend&gt;; }</text:p>
      <text:p text:style-name="P3"><text:bookmark text:name="_c6jyrljhgqt"/>F. class Man { private BestFriend&lt;dog&gt;; }</text:p>
      <text:p text:style-name="P3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3"><text:bookmark text:name="_npx8gwbc1i2p"/>A. Afoo Afoo</text:p>
      <text:p text:style-name="P3"><text:bookmark text:name="_9foqgj6uu6v8"/><text:soft-page-break/>B. Afoo Bfoo</text:p>
      <text:p text:style-name="P3"><text:bookmark text:name="_ort1ywgwu22t"/>C. Bfoo Afoo</text:p>
      <text:p text:style-name="P4"><text:bookmark text:name="_ej4xukl3rhpy"/>D. Bfoo Bfoo</text:p>
      <text:p text:style-name="P3"><text:bookmark text:name="_h343g4z4q4m9"/>E. Compilation fails.</text:p>
      <text:p text:style-name="P3"><text:bookmark text:name="_cuqihx6ybe5o"/>F. An exception is thrown at runtime.</text:p>
      <text:p text:style-name="P3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3"><text:bookmark text:name="_239zt2w9kvf2"/>A. df = new DateFormat();</text:p>
      <text:p text:style-name="P3"><text:bookmark text:name="_dqh27vkenvmv"/>B. df = Date.getFormat();</text:p>
      <text:p text:style-name="P4"><text:bookmark text:name="_mnxorw3dw1jr"/>C. df = date.getFormat();</text:p>
      <text:p text:style-name="P3"><text:bookmark text:name="_8nfla2tr2wpb"/>D. df = DateFormat.getFormat();</text:p>
      <text:p text:style-name="P3"><text:bookmark text:name="_b7k5s7198hv4"/>E. df = DateFormat.getInstance();</text:p>
      <text:p text:style-name="P3"><text:bookmark text:name="_3ctltlvasfdm"/></text:p>
      <text:p text:style-name="P3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<text:soft-page-break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3"><text:bookmark text:name="_hojjorc1vp88"/>A. foofoofoofoofoo</text:p>
      <text:p text:style-name="P3"><text:bookmark text:name="_hxcjmfatprvq"/>B. foobarfoobarbar</text:p>
      <text:p text:style-name="P3"><text:bookmark text:name="_b7t0tc4px877"/>C. foobarfoofoofoo</text:p>
      <text:p text:style-name="P6"><text:bookmark text:name="_owttfid18oxf"/>D. foobarfoobarfoo</text:p>
      <text:p text:style-name="P3"><text:bookmark text:name="_oyp3tu222yan"/>E. barbarbarbarbar</text:p>
      <text:p text:style-name="P3"><text:bookmark text:name="_j59cy025xldg"/>F. foofoofoobarbar</text:p>
      <text:p text:style-name="P3"><text:bookmark text:name="_uat1nkcujuk6"/>G. foofoofoobarfoo</text:p>
      <text:p text:style-name="P3"><text:bookmark text:name="_al86wrhvwoii"/></text:p>
      <text:p text:style-name="P3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<text:soft-page-break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3"><text:bookmark text:name="_79pqbyh60ed0"/>A. Inheritance</text:p>
      <text:p text:style-name="P3"><text:bookmark text:name="_51uzkksodyem"/>B. Low cohesion</text:p>
      <text:p text:style-name="P6"><text:bookmark text:name="_pm1m7h6abrms"/>C. Tight coupling</text:p>
      <text:p text:style-name="P6"><text:bookmark text:name="_er3hfkl3gm5c"/>D. High cohesion</text:p>
      <text:p text:style-name="P3"><text:bookmark text:name="_iw1s3p7ewjbu"/>E. Loose coupling</text:p>
      <text:p text:style-name="P3"><text:bookmark text:name="_hcz77jdfk9uf"/>F. Object immutability</text:p>
      <text:p text:style-name="P3"><text:bookmark text:name="_hnhcibgnzaps"/></text:p>
      <text:p text:style-name="P3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<text:soft-page-break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3"><text:bookmark text:name="_btmh5uw68t0e"/>A. Looser coupling</text:p>
      <text:p text:style-name="P6"><text:bookmark text:name="_o9bmcj6fvfyw"/>B. Tighter coupling</text:p>
      <text:p text:style-name="P3"><text:bookmark text:name="_bga78tnrx2y0"/>C. Lower cohesion</text:p>
      <text:p text:style-name="P3"><text:bookmark text:name="_6q1c1il5u7ek"/>D. Higher cohesion</text:p>
      <text:p text:style-name="P3"><text:bookmark text:name="_jok44an3kw24"/>E. Weaker encapsulation</text:p>
      <text:p text:style-name="P6"><text:bookmark text:name="_txw8hvmlf6ss"/>F. Stronger encapsulation</text:p>
      <text:p text:style-name="P3"><text:bookmark text:name="_qu3pe4iu2ay"/></text:p>
      <text:p text:style-name="P3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6"><text:bookmark text:name="_6gct0aiyjh44"/>A. Tight coupling</text:p>
      <text:p text:style-name="P3"><text:bookmark text:name="_o7fg8nght29b"/>B. Low cohesion</text:p>
      <text:p text:style-name="P3"><text:bookmark text:name="_k1e9x3c0omkv"/><text:soft-page-break/>C. High cohesion</text:p>
      <text:p text:style-name="P3"><text:bookmark text:name="_3hb6lcnb9pg8"/>D. Loose coupling</text:p>
      <text:p text:style-name="P3"><text:bookmark text:name="_q0mtx1b2tn6r"/>E. Weak encapsulation</text:p>
      <text:p text:style-name="P6"><text:bookmark text:name="_flv3wbf6yegd"/>F. Strong encapsulation</text:p>
      <text:p text:style-name="P3"><text:bookmark text:name="_xp7oyndz3lop"/></text:p>
      <text:p text:style-name="P3"><text:bookmark text:name="_nrp0ij34hquk"/></text:p>
      <text:p text:style-name="P3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3"><text:bookmark text:name="_v2cad1cxnrhn"/>A. java.util.Queue</text:p>
      <text:p text:style-name="P4"><text:bookmark text:name="_d78ysihh594w"/>B. java.util.ArrayList</text:p>
      <text:p text:style-name="P3"><text:bookmark text:name="_s585jrdguvxl"/>C. java.util.LinearList</text:p>
      <text:p text:style-name="P3"><text:bookmark text:name="_3tl2rz8jezso"/>D. java.util.LinkedList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<text:soft-page-break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3"><text:bookmark text:name="_rc1g7jw6kfiz"/>a) 2 8 5 1</text:p>
      <text:p text:style-name="P3"><text:bookmark text:name="_lm1hs6itugas"/>b) 1 5 8 2</text:p>
      <text:p text:style-name="P3"><text:bookmark text:name="_bx9bquq7lea9"/>c) 1 2 5 8</text:p>
      <text:p text:style-name="P4"><text:bookmark text:name="_e9jr00c7kbr1"/>d) Any random order</text:p>
      <text:p text:style-name="P3"><text:bookmark text:name="_n51ijufp9h37"/></text:p>
      <text:p text:style-name="P3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3"><text:bookmark text:name="_9rfutfqo8gsh"/>a) get()</text:p>
      <text:p text:style-name="P4"><text:bookmark text:name="_gsow74i2xbyc"/>b) read()</text:p>
      <text:p text:style-name="P3"><text:bookmark text:name="_tvln0z27h9r9"/>c) scan()</text:p>
      <text:p text:style-name="P3"><text:bookmark text:name="_gxzm8t1fpri8"/><text:soft-page-break/>d) readFileInput()</text:p>
      <text:p text:style-name="P3"><text:bookmark text:name="_dnf440xa7se0"/></text:p>
      <text:p text:style-name="P3"><text:bookmark text:name="_ct8jbrxk4r3k"/></text:p>
      <text:p text:style-name="P3"><text:bookmark text:name="_a3qpa1hfe13f"/></text:p>
      <text:p text:style-name="P3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<text:soft-page-break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3"><text:bookmark text:name="_wtnh0yvginvx"/>A) instance of A</text:p>
      <text:p text:style-name="P3"><text:bookmark text:name="_ehh76h1gcv3z"/>instance of D</text:p>
      <text:p text:style-name="P3"><text:bookmark text:name="_vxhmd722ia71"/>B) instance of C</text:p>
      <text:p text:style-name="P3"><text:bookmark text:name="_ktn81t7h8y1e"/>instance of D</text:p>
      <text:p text:style-name="P3"><text:bookmark text:name="_iy5olw512e06"/>C) instance of C</text:p>
      <text:p text:style-name="P3"><text:bookmark text:name="_j3uyu2uey07d"/>D) instance of C</text:p>
      <text:p text:style-name="P4"><text:bookmark text:name="_llzfau6prukv"/>E) Compilation Fails</text:p>
      <text:p text:style-name="P3"><text:bookmark text:name="_j3cyiyfbcxjz"/></text:p>
      <text:p text:style-name="P3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<text:soft-page-break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3"><text:bookmark text:name="_4053e1l5ry0y"/>A) Child</text:p>
      <text:p text:style-name="P3"><text:bookmark text:name="_kstnu6haiydq"/>B) Parent</text:p>
      <text:p text:style-name="P3"><text:bookmark text:name="_of912e68cly7"/>C) Compilation fails</text:p>
      <text:p text:style-name="P4"><text:bookmark text:name="_kghlgwdahfkv"/>D) ClassCastException thrown at runtime</text:p>
      <text:p text:style-name="P3"><text:bookmark text:name="_pwzmi9z21xtt"/></text:p>
      <text:p text:style-name="P3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<text:soft-page-break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3"><text:bookmark text:name="_of97nr2hzy9"/>A) animal generic noise</text:p>
      <text:p text:style-name="P4"><text:bookmark text:name="_o2pled1h6d23"/>B) animal bark</text:p>
      <text:p text:style-name="P3"><text:bookmark text:name="_cdimm9mz0w09"/>C) dog bark</text:p>
      <text:p text:style-name="P3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09:17:01.918913742</dc:date>
    <meta:editing-duration>PT7M22S</meta:editing-duration>
    <meta:editing-cycles>3</meta:editing-cycles>
    <meta:document-statistic meta:table-count="0" meta:image-count="0" meta:object-count="0" meta:page-count="19" meta:paragraph-count="360" meta:word-count="1445" meta:character-count="8789" meta:non-whitespace-character-count="7703"/>
  </office:meta>
</office:document-meta>
</file>